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Text_20_body">
      <style:paragraph-properties fo:margin-top="0.0972in" fo:margin-bottom="0.0835in" style:contextual-spacing="false"/>
      <style:text-properties fo:font-size="14pt" officeooo:paragraph-rsid="0006913d" style:font-size-asian="14pt" style:font-size-complex="14pt"/>
    </style:style>
    <style:style style:name="P2" style:family="paragraph" style:parent-style-name="Text_20_body">
      <style:paragraph-properties fo:margin-top="0.0972in" fo:margin-bottom="0.0835in" style:contextual-spacing="false"/>
      <style:text-properties fo:font-size="12pt" officeooo:paragraph-rsid="0006913d" style:font-size-asian="12pt" style:font-size-complex="12pt"/>
    </style:style>
    <style:style style:name="P3" style:family="paragraph" style:parent-style-name="Text_20_body">
      <style:paragraph-properties fo:margin-top="0.0972in" fo:margin-bottom="0.0835in" style:contextual-spacing="false"/>
      <style:text-properties fo:font-size="12pt" officeooo:rsid="0006cf8f" officeooo:paragraph-rsid="0006913d" style:font-size-asian="12pt" style:font-size-complex="12pt"/>
    </style:style>
    <style:style style:name="P4" style:family="paragraph" style:parent-style-name="Text_20_body">
      <style:paragraph-properties fo:margin-top="0.0972in" fo:margin-bottom="0.0835in" style:contextual-spacing="false"/>
      <style:text-properties fo:font-size="12pt" officeooo:rsid="0006cf8f" officeooo:paragraph-rsid="0006cf8f" style:font-size-asian="12pt" style:font-size-complex="12pt"/>
    </style:style>
    <style:style style:name="P5" style:family="paragraph" style:parent-style-name="Text_20_body">
      <style:paragraph-properties fo:margin-top="0.0972in" fo:margin-bottom="0.0835in" style:contextual-spacing="false"/>
      <style:text-properties fo:font-size="12pt" officeooo:rsid="0006cf8f" officeooo:paragraph-rsid="00083185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6913d" style:font-size-asian="12pt" style:font-size-complex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solid" style:text-underline-width="auto" style:text-underline-color="font-color" officeooo:rsid="000831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Emphasis"><text:span text:style-name="T1">n</text:span></text:span><text:span text:style-name="Strong_20_Emphasis"><text:span text:style-name="T1"> is the nominal value</text:span></text:span><text:span text:style-name="Strong_20_Emphasis"><text:span text:style-name="T1"><text:line-break/>N/U Notation</text:span></text:span><text:span text:style-name="T1">: <text:s/>n⟨u⟩,</text:span><text:span text:style-name="T2">or,</text:span><text:span text:style-name="T1"> </text:span><text:span text:style-name="T2">(n,u)</text:span><text:span text:style-name="T1"> where and </text:span><text:span text:style-name="Emphasis"><text:span text:style-name="T1">u</text:span></text:span><text:span text:style-name="T1"> is the uncertainty.<text:line-break/></text:span><text:span text:style-name="Strong_20_Emphasis"><text:span text:style-name="T1">Addition (⊕)</text:span></text:span><text:span text:style-name="T1">: <text:s/>(n1​,u1​)⊕(n2​,u2​)=(n1​+n2​,u1​+u2​)<text:line-break/></text:span><text:span text:style-name="Strong_20_Emphasis"><text:span text:style-name="T1">Multiplication (⊗)</text:span></text:span><text:span text:style-name="T1">: (n1​,u1​)⊗(n2​,u2​)=(n1​n2​,n1​u2​+n2​u1​)<text:line-break/></text:span><text:span text:style-name="Strong_20_Emphasis"><text:span text:style-name="T1">Catch Operator (Cα)</text:span></text:span><text:span text:style-name="T1">: Cα(n,u)=(0,∣n∣+u)<text:line-break/></text:span><text:span text:style-name="Strong_20_Emphasis"><text:span text:style-name="T1">Flip Operator (Bλ)</text:span></text:span><text:span text:style-name="T1">: </text:span><text:span text:style-name="Strong_20_Emphasis"><text:span text:style-name="T1">Conservation Metric (M)</text:span></text:span><text:span text:style-name="T1"> </text:span><text:span text:style-name="T2">I</text:span><text:span text:style-name="T1">nvariant rule uncertainty is never lost: M=∣n∣+u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/>
      <text:p text:style-name="P4"/>
      <text:p text:style-name="P4"><text:soft-page-break/>n = <text:s text:c="2"/><text:span text:style-name="T3"><text:s text:c="37"/></text:span><text:s text:c="2"/>u = <text:span text:style-name="T3"><text:tab/><text:tab/><text:tab/></text:span><text:span text:style-name="T4"> <text:tab/></text:span>N/U Notation = <text:span text:style-name="T3"><text:tab/><text:tab/><text:tab/><text:tab/></text:span></text:p>
      <text:p text:style-name="P4">Addition <text:tab/> <text:s text:c="3"/>= <text:span text:style-name="T3"><text:s text:c="60"/></text:span><text:s text:c="2"/><text:span text:style-name="T3"><text:s text:c="71"/></text:span><text:span text:style-name="T5">_</text:span></text:p>
      <text:p text:style-name="P4">Multiplication <text:s text:c="3"/>= <text:span text:style-name="T3"><text:s text:c="60"/></text:span><text:s text:c="2"/><text:span text:style-name="T3"><text:s text:c="74"/></text:span><text:s text:c="3"/></text:p>
      <text:p text:style-name="P4">Ca <text:s text:c="9"/><text:tab/> <text:s text:c="2"/>= <text:s/><text:span text:style-name="T3"><text:s text:c="60"/></text:span><text:s text:c="2"/><text:span text:style-name="T3"><text:s text:c="73"/></text:span><text:s text:c="3"/></text:p>
      <text:p text:style-name="P4">Bl (flip) <text:tab/> <text:s text:c="2"/>= <text:span text:style-name="T3"><text:s text:c="61"/></text:span><text:s text:c="2"/><text:span text:style-name="T3"><text:s text:c="73"/></text:span><text:s text:c="3"/></text:p>
      <text:p text:style-name="P5">Addition <text:tab/> <text:s text:c="3"/>= <text:span text:style-name="T3"><text:s text:c="60"/></text:span><text:s text:c="2"/><text:span text:style-name="T3"><text:s text:c="71"/></text:span><text:span text:style-name="T5">_</text:span></text:p>
      <text:p text:style-name="P5">Multiplication <text:s text:c="3"/>= <text:span text:style-name="T3"><text:s text:c="60"/></text:span><text:s text:c="2"/><text:span text:style-name="T3"><text:s text:c="74"/></text:span><text:s text:c="3"/></text:p>
      <text:p text:style-name="P5">Ca <text:s text:c="9"/><text:tab/> <text:s text:c="2"/>= <text:s/><text:span text:style-name="T3"><text:s text:c="60"/></text:span><text:s text:c="2"/><text:span text:style-name="T3"><text:s text:c="73"/></text:span><text:s text:c="3"/></text:p>
      <text:p text:style-name="P5">Bl (flip) <text:tab/> <text:s text:c="2"/>= <text:span text:style-name="T3"><text:s text:c="61"/></text:span><text:s text:c="2"/><text:span text:style-name="T3"><text:s text:c="73"/></text:span><text:s text:c="3"/></text:p>
      <text:p text:style-name="P5">Addition <text:tab/> <text:s text:c="3"/>= <text:span text:style-name="T3"><text:s text:c="60"/></text:span><text:s text:c="2"/><text:span text:style-name="T3"><text:s text:c="71"/></text:span><text:span text:style-name="T5">_</text:span></text:p>
      <text:p text:style-name="P5">Multiplication <text:s text:c="3"/>= <text:span text:style-name="T3"><text:s text:c="60"/></text:span><text:s text:c="2"/><text:span text:style-name="T3"><text:s text:c="74"/></text:span><text:s text:c="3"/></text:p>
      <text:p text:style-name="P5">Ca <text:s text:c="9"/><text:tab/> <text:s text:c="2"/>= <text:s/><text:span text:style-name="T3"><text:s text:c="60"/></text:span><text:s text:c="2"/><text:span text:style-name="T3"><text:s text:c="73"/></text:span><text:s text:c="3"/></text:p>
      <text:p text:style-name="P5">Bl (flip) <text:tab/> <text:s text:c="2"/>= <text:span text:style-name="T3"><text:s text:c="61"/></text:span><text:s text:c="2"/><text:span text:style-name="T3"><text:s text:c="73"/></text:span><text:s text:c="3"/></text:p>
      <text:p text:style-name="P5">Addition <text:tab/> <text:s text:c="3"/>= <text:span text:style-name="T3"><text:s text:c="60"/></text:span><text:s text:c="2"/><text:span text:style-name="T3"><text:s text:c="71"/></text:span><text:span text:style-name="T5">_</text:span></text:p>
      <text:p text:style-name="P5">Multiplication <text:s text:c="3"/>= <text:span text:style-name="T3"><text:s text:c="60"/></text:span><text:s text:c="2"/><text:span text:style-name="T3"><text:s text:c="74"/></text:span><text:s text:c="3"/></text:p>
      <text:p text:style-name="P5">Ca <text:s text:c="9"/><text:tab/> <text:s text:c="2"/>= <text:s/><text:span text:style-name="T3"><text:s text:c="60"/></text:span><text:s text:c="2"/><text:span text:style-name="T3"><text:s text:c="73"/></text:span><text:s text:c="3"/></text:p>
      <text:p text:style-name="P5">Bl (flip) <text:tab/> <text:s text:c="2"/>= <text:span text:style-name="T3"><text:s text:c="61"/></text:span><text:s text:c="2"/><text:span text:style-name="T3"><text:s text:c="73"/></text:span><text:s text:c="3"/></text:p>
      <text:p text:style-name="P5">Addition <text:tab/> <text:s text:c="3"/>= <text:span text:style-name="T3"><text:s text:c="60"/></text:span><text:s text:c="2"/><text:span text:style-name="T3"><text:s text:c="71"/></text:span><text:span text:style-name="T5">_</text:span></text:p>
      <text:p text:style-name="P5">Multiplication <text:s text:c="3"/>= <text:span text:style-name="T3"><text:s text:c="60"/></text:span><text:s text:c="2"/><text:span text:style-name="T3"><text:s text:c="74"/></text:span><text:s text:c="3"/></text:p>
      <text:p text:style-name="P5">Ca <text:s text:c="9"/><text:tab/> <text:s text:c="2"/>= <text:s/><text:span text:style-name="T3"><text:s text:c="60"/></text:span><text:s text:c="2"/><text:span text:style-name="T3"><text:s text:c="73"/></text:span><text:s text:c="3"/></text:p>
      <text:p text:style-name="P5">Bl (flip) <text:tab/> <text:s text:c="2"/>= <text:span text:style-name="T3"><text:s text:c="61"/></text:span><text:s text:c="2"/><text:span text:style-name="T3"><text:s text:c="73"/></text:span><text:s text:c="3"/></text:p>
      <text:p text:style-name="P5">Addition <text:tab/> <text:s text:c="3"/>= <text:span text:style-name="T3"><text:s text:c="60"/></text:span><text:s text:c="2"/><text:span text:style-name="T3"><text:s text:c="71"/></text:span><text:span text:style-name="T5">_</text:span></text:p>
      <text:p text:style-name="P5">Multiplication <text:s text:c="3"/>= <text:span text:style-name="T3"><text:s text:c="60"/></text:span><text:s text:c="2"/><text:span text:style-name="T3"><text:s text:c="74"/></text:span><text:s text:c="3"/></text:p>
      <text:p text:style-name="P5">Ca <text:s text:c="9"/><text:tab/> <text:s text:c="2"/>= <text:s/><text:span text:style-name="T3"><text:s text:c="60"/></text:span><text:s text:c="2"/><text:span text:style-name="T3"><text:s text:c="73"/></text:span><text:s text:c="3"/></text:p>
      <text:p text:style-name="P5">Bl (flip) <text:tab/> <text:s text:c="2"/>= <text:span text:style-name="T3"><text:s text:c="61"/></text:span><text:s text:c="2"/><text:span text:style-name="T3"><text:s text:c="73"/></text:span><text:s text:c="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Intense_20_Reference" style:display-name="Intense Reference" style:family="tex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>
      <style:text-properties fo:font-variant="small-caps" fo:color="#c0504d" loext:opacity="100%" style:text-underline-style="solid" style:text-underline-width="auto" style:text-underline-color="font-color"/>
    </style:style>
    <style:style style:name="Intense_20_Emphasis" style:display-name="Intense Emphasis" style:family="tex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>
      <style:text-properties fo:color="#808080" loext:opacity="100%" fo:font-style="italic" style:font-style-asian="italic" style:font-style-complex="italic"/>
    </style:style>
    <style:style style:name="Intense_20_Quote_20_Char" style:display-name="Intense Quote Char" style:family="tex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Heading_20_9_20_Char" style:display-name="Heading 9 Char" style:family="tex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Heading_20_8_20_Char" style:display-name="Heading 8 Char" style:family="tex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7_20_Char" style:display-name="Heading 7 Char" style:family="tex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6_20_Char" style:display-name="Heading 6 Char" style:family="tex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4_20_Char" style:display-name="Heading 4 Char" style:family="tex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Quote_20_Char" style:display-name="Quote Char" style:family="text">
      <style:text-properties fo:color="#000000" loext:opacity="100%" fo:font-style="italic" style:font-style-asian="italic" style:font-style-complex="italic"/>
    </style:style>
    <style:style style:name="Macro_20_Text_20_Char" style:display-name="Macro Text Char" style:family="text">
      <style:text-properties style:font-name="Courier" fo:font-family="Courier" style:font-family-generic="roman" style:font-pitch="variable" fo:font-size="10pt" style:font-size-asian="10pt" style:font-size-complex="10pt"/>
    </style:style>
    <style:style style:name="Body_20_Text_20_3_20_Char" style:display-name="Body Text 3 Char" style:family="text">
      <style:text-properties fo:font-size="8pt" style:font-size-asian="8pt" style:font-size-complex="8pt"/>
    </style:style>
    <style:style style:name="Body_20_Text_20_2_20_Char" style:display-name="Body Text 2 Char" style:family="text"/>
    <style:style style:name="Body_20_Text_20_Char" style:display-name="Body Text Char" style:family="text"/>
    <style:style style:name="Subtitle_20_Char" style:display-name="Subtitle Char" style:family="text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itle_20_Char" style:display-name="Title Char" style:family="text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Heading_20_3_20_Char" style:display-name="Heading 3 Char" style:family="tex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2_20_Char" style:display-name="Heading 2 Char" style:family="tex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1_20_Char" style:display-name="Heading 1 Char" style:family="tex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Footer_20_Char" style:display-name="Footer Char" style:family="text" style:parent-style-name="Default_20_Paragraph_20_Font"/>
    <style:style style:name="Header_20_Char" style:display-name="Header Char" style:family="text" style:parent-style-name="Default_20_Paragraph_20_Fon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72in" fo:margin-bottom="0.2752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4T15:12:00.766354783</meta:creation-date>
    <dc:date>2025-09-24T15:43:13.323068077</dc:date>
    <meta:editing-duration>PT3M37S</meta:editing-duration>
    <meta:editing-cycles>1</meta:editing-cycles>
    <meta:document-statistic meta:table-count="0" meta:image-count="0" meta:object-count="0" meta:page-count="2" meta:paragraph-count="26" meta:word-count="85" meta:character-count="4132" meta:non-whitespace-character-count="322"/>
    <meta:generator>LibreOffice/25.8.1.1$Linux_X86_64 LibreOffice_project/54047653041915e595ad4e45cccea684809c77b5</meta:generator>
    <meta:user-defined meta:name="AppVersion">14.0000</meta:user-defined>
  </office:meta>
</office:document-meta>
</file>